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7.63mm"/>
    </style:style>
    <style:style style:name="co2" style:family="table-column">
      <style:table-column-properties fo:break-before="auto" style:column-width="97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6.99mm"/>
    </style:style>
    <style:style style:name="co5" style:family="table-column">
      <style:table-column-properties fo:break-before="auto" style:column-width="157.44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808080" style:text-align-source="fix" style:repeat-content="false" style:vertical-align="middle"/>
      <style:paragraph-properties fo:text-align="start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5"/>
        <table:table-column table:style-name="co5" table:default-cell-style-name="ce8"/>
        <table:table-column table:style-name="co3" table:number-columns-repeated="1017" table:default-cell-style-name="ce20"/>
        <table:table-row table:style-name="ro1">
          <table:table-cell table:style-name="ce1" office:value-type="string" calcext:value-type="string" table:number-columns-spanned="4" table:number-rows-spanned="1">
            <text:p>Machines and electronics</text:p>
          </table:table-cell>
          <table:covered-table-cell table:number-columns-repeated="3" table:style-name="ce1"/>
          <table:table-cell table:style-name="ce6"/>
          <table:table-cell table:style-name="ce1" table:number-columns-repeated="1017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Size</text:p>
          </table:table-cell>
          <table:table-cell table:style-name="ce19" office:value-type="string" calcext:value-type="string">
            <text:p>Quantity</text:p>
          </table:table-cell>
          <table:table-cell table:style-name="ce22" office:value-type="string" calcext:value-type="string">
            <text:p>Amazon</text:p>
          </table:table-cell>
          <table:table-cell table:style-name="ce7" office:value-type="string" calcext:value-type="string">
            <text:p>Description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3D printer</text:p>
          </table:table-cell>
          <table:table-cell office:value-type="string" calcext:value-type="string">
            <text:p>min print area 220x210 requi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BLBdZb" xlink:type="simple">https://amzn.to/3BLBdZb</text:a></text:p>
          </table:table-cell>
          <table:table-cell office:value-type="string" calcext:value-type="string">
            <text:p>I don’t have a prusa. My first printer was Twotrees bluer (seems discontinued). Now I build my own printers and wouldn’t buy any cheap print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ital Multi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h8zNAU" xlink:type="simple">https://amzn.to/3h8zNAU</text:a></text:p>
          </table:table-cell>
          <table:table-cell office:value-type="string" calcext:value-type="string">
            <text:p>Auto-range multimeters are very easy to 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gital Cali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G1HTFh" xlink:type="simple">https://amzn.to/3G1HTFh</text:a></text:p>
          </table:table-cell>
          <table:table-cell office:value-type="string" calcext:value-type="string">
            <text:p>Always prefer good quality measuring tool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4" table:number-rows-spanned="1">
            <text:p>Basic Tools</text:p>
          </table:table-cell>
          <table:covered-table-cell table:number-columns-repeated="3" table:style-name="ce1"/>
          <table:table-cell table:style-name="ce6"/>
          <table:table-cell table:style-name="ce1" table:number-columns-repeated="1017"/>
        </table:table-row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Size</text:p>
          </table:table-cell>
          <table:table-cell table:style-name="ce19" office:value-type="string" calcext:value-type="string">
            <text:p>Quantity</text:p>
          </table:table-cell>
          <table:table-cell table:style-name="ce22" office:value-type="string" calcext:value-type="string">
            <text:p>Amazon</text:p>
          </table:table-cell>
          <table:table-cell table:style-name="ce7"/>
          <table:table-cell table:style-name="ce19" table:number-columns-repeated="1017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3">
            <text:p><text:span text:style-name="T1"><text:a xlink:href="https://amzn.to/3Ux7x8S" xlink:type="simple">https://amzn.to/3Ux7x8S</text:a>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8mm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Wrench</text:p>
          </table:table-cell>
          <table:table-cell office:value-type="string" calcext:value-type="string">
            <text:p>10mm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hreading Tap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<text:a xlink:href="https://amzn.to/3ukEIBX" xlink:type="simple">https://amzn.to/3ukEIB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reading Tap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Hex key s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VyezeT" xlink:type="simple">https://amzn.to/3VyezeT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re Cut, strip, Crimp too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HbPr9u" xlink:type="simple">https://amzn.to/3HbPr9u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dering equipm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ULjwQp" xlink:type="simple">https://amzn.to/3ULjwQp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3">
            <text:p><text:a xlink:href="https://amzn.to/3H8bDkE" xlink:type="simple">https://amzn.to/3H8bDkE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3mm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Drill bit</text:p>
          </table:table-cell>
          <table:table-cell office:value-type="string" calcext:value-type="string">
            <text:p>5mm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untersink d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B9eaXY" xlink:type="simple">https://amzn.to/3B9eaXY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rring Too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Vuk65X" xlink:type="simple">https://amzn.to/3Vuk65X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dpap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edle file set</text:p>
          </table:table-cell>
          <table:table-cell table:number-columns-repeated="2"/>
          <table:table-cell office:value-type="string" calcext:value-type="string">
            <text:p><text:a xlink:href="https://amzn.to/3XWLN9d" xlink:type="simple">https://amzn.to/3XWLN9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ble tie gu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UxwGjy" xlink:type="simple">https://amzn.to/3UxwGjy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kni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XQTMVr" xlink:type="simple">https://amzn.to/3XQTMVr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ist right angle squ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mzn.to/3VwoDVK" xlink:type="simple">https://amzn.to/3VwoDVK</text:a></text:p>
          </table:table-cell>
          <table:table-cell office:value-type="string" calcext:value-type="string">
            <text:p>Always prefer good quality measuring tool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1017"/>
        </table:table-row>
        <table:table-row table:style-name="ro1" table:number-rows-repeated="1048279">
          <table:table-cell table:number-columns-repeated="1022"/>
        </table:table-row>
        <table:table-row table:style-name="ro2" table:number-rows-repeated="26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05:49:26.2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20:53:35.066000000</meta:creation-date>
    <meta:generator>LibreOffice/7.1.2.2$Windows_X86_64 LibreOffice_project/8a45595d069ef5570103caea1b71cc9d82b2aae4</meta:generator>
    <dc:date>2022-12-18T06:07:27.382000000</dc:date>
    <meta:editing-duration>PT4H13M1S</meta:editing-duration>
    <meta:editing-cycles>203</meta:editing-cycles>
    <meta:document-statistic meta:table-count="1" meta:cell-count="79" meta:object-count="0"/>
  </office:meta>
</office:document-meta>
</file>